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Liberation Serif" svg:font-family="Liberation Serif"/>
    <style:font-face style:name="DejaVu Sans Mono" svg:font-family="DejaVu Sans Mono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DejaVu Sans Mono" fo:font-size="10pt"/>
    </style:style>
    <style:style style:family="paragraph" style:name="P5" style:display-name="P5" style:parent-style-name="Text-body">
      <style:paragraph-properties fo:text-align="justify"/>
      <style:text-properties fo:color="#000000" fo:language="en" fo:country="GB"/>
    </style:style>
    <style:style style:family="paragraph" style:name="P6" style:display-name="P6" style:parent-style-name="Text-body">
      <style:paragraph-properties fo:text-align="left"/>
      <style:text-properties fo:color="#000000" fo:language="en" fo:country="GB" fo:font-weight="normal"/>
    </style:style>
    <style:style style:family="paragraph" style:name="P7" style:display-name="P7" style:parent-style-name="Normal">
      <style:text-properties fo:color="#000000" fo:language="en" fo:country="GB"/>
    </style:style>
    <style:style style:family="paragraph" style:name="P8" style:display-name="P8" style:parent-style-name="Normal">
      <style:text-properties fo:language="en" fo:country="GB"/>
    </style:style>
    <style:style style:family="paragraph" style:name="P1" style:display-name="P1" style:parent-style-name="Heading-1">
      <style:paragraph-properties fo:text-align="justify"/>
      <style:text-properties fo:color="#000000" fo:language="en" fo:country="GB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color="#000000" fo:language="en" fo:country="GB"/>
    </style:style>
    <style:style style:family="paragraph" style:name="P3" style:display-name="P3" style:parent-style-name="Normal">
      <style:paragraph-properties fo:text-align="justify"/>
      <style:text-properties fo:color="#000000" fo:language="en" fo:country="GB"/>
    </style:style>
    <style:style style:family="paragraph" style:name="P4" style:display-name="P4" style:parent-style-name="Heading-3">
      <style:paragraph-properties fo:text-align="justify"/>
      <style:text-properties fo:color="#000000" fo:language="en" fo:country="GB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</office:automatic-styles>
  <office:body>
    <office:text>
      <text:section text:style-name="Sect1" text:name="Section1">
        <text:p text:style-name="P1">SEP # 98: Adding a fifth argument to qp_solve()</text:p>
        <text:p text:style-name="P2"/>
        <text:p text:style-name="P3"/>
        <text:p text:style-name="P3">Title: <text:span text:style-name="T1">Adding a fifth argument to qp_solve()</text:span></text:p>
        <text:p text:style-name="P3">Version: 1.0</text:p>
        <text:p text:style-name="P3">Author: Paul BIGNIER</text:p>
        <text:p text:style-name="P3">Review:</text:p>
        <text:p text:style-name="P3">Commented:</text:p>
        <text:p text:style-name="P3">State: DRAFT</text:p>
        <text:p text:style-name="P3">Scilab-Version: Scilab 5.5.0</text:p>
        <text:p text:style-name="P3">Vote: No</text:p>
        <text:p text:style-name="P3">Created: June 12th, 2013</text:p>
        <text:p text:style-name="P2"/>
        <text:p text:style-name="P3"/>
        <text:p text:style-name="P4">Abstract</text:p>
        <text:p text:style-name="P3">The aim of this SEP is to motivate the addition of an optional output argument to the qp_solve function.</text:p>
        <text:p text:style-name="P3"/>
        <text:p text:style-name="P4">Rationale</text:p>
        <text:p text:style-name="P5">Right now, when qp_solve encounters an error, it returns immediately, without yielding information on the error flag.</text:p>
        <text:p text:style-name="P5">Now, if the users adds a fifth output argument (usually named ‘flag’), qp_solve will display warnings instead of errors and return the error number in ‘flag’.</text:p>
        <text:p text:style-name="P5">This allows easy correct completion testing, because if qp_solve ran smoothly, then flag = 0.</text:p>
        <text:p text:style-name="P5"/>
        <text:p text:style-name="P5">The possible calling sequences become:﻿</text:p>
        <text:p text:style-name="P5"> <text:s text:c="4"/>x = qp_solve(Q, p, C, b, me)</text:p>
        <text:p text:style-name="P5"><text:span text:style-name="T1"> <text:s text:c="4"/>[x ,iact] = qp_solve(Q, p, C, b, me)</text:span></text:p>
        <text:p text:style-name="P5"><text:span text:style-name="T1"> <text:s text:c="4"/>[x ,iact ,iter] = qp_solve(Q, p, C, b, me)</text:span></text:p>
        <text:p text:style-name="P5"><text:span text:style-name="T1"> <text:s text:c="4"/>[x ,iact ,iter ,f] = qp_solve(Q, p, C, b, me)</text:span></text:p>
        <text:p text:style-name="P5"><text:span text:style-name="T1"> <text:s text:c="4"/>[x ,iact ,iter ,f, flag] = qp_solve(Q, p, C, b, me)</text:span></text:p>
        <text:p text:style-name="P5">﻿</text:p>
        <text:p text:style-name="P4">Example Usage</text:p>
        <text:p text:style-name="P6"/>
        <text:p text:style-name="P6">﻿// Find x in R^6 such that:</text:p>
        <text:p text:style-name="P6">// x'*C1 = b1 (3 equality constraints i.e me = 3)</text:p>
        <text:p text:style-name="P6">C1= [1, -1, 2 ; -1, 0, 5 ; 1, -3, 3 ; 0, -4, 0 ; 3, 5, 1 ; 1, 6, 0];</text:p>
        <text:p text:style-name="P6">b1=[1; 2; 3];</text:p>
        <text:p text:style-name="P6">// x'*C2 &gt;= b2 (2 inequality constraints)</text:p>
        <text:p text:style-name="P6">C2 = [ 0, 1 ; -1, 0 ; 0, -2 ; -1, -1 ; -2, -1 ; 1, 0];</text:p>
        <text:p text:style-name="P6">b2 = [ 1; -2.5];</text:p>
        <text:p text:style-name="P6">// and minimize 0.5*x'*Q*x - p'*x with</text:p>
        <text:p text:style-name="P6">p = [-1; -2; -3; -4; -5; -6]; Q=<text:a xlink:href="http://help.scilab.org/docs/5.4.1/en_US/eye.html">eye</text:a>(6, 6); me = 3;</text:p>
        <text:p text:style-name="P6"/>
        <text:p text:style-name="P6">[x, iact, iter, f, info] = qp_solve(Q, p, [C1 C2], [b1; b2], me)</text:p>
        <text:p text:style-name="P6"/>
        <text:p text:style-name="P4">Changelog</text:p>
        <text:p text:style-name="P5"><text:tab/><text:span text:style-name="T2">1.0 – Initial Version </text:span></text:p>
        <text:p text:style-name="P4">Copyright</text:p>
        <text:p text:style-name="P7"><text:tab/>This document has been placed under the license CeCILL-B.</text:p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Nimbus Sans L"/>
    <style:font-face style:name="Liberation Sans" svg:font-family="Liberation Sans"/>
  </office:font-face-decls>
  <office:styles>
    <style:default-style style:family="paragraph">
      <style:paragraph-properties style:tab-stop-distance="1.251cm"/>
    </style:default-style>
    <style:style style:family="paragraph" style:name="Heading-3" style:display-name="Heading 3" style:next-style-name="Text-body">
      <style:paragraph-properties fo:margin-top="0.423cm" fo:margin-bottom="0.212cm" style:writing-mode="lr"/>
      <style:text-properties style:font-name="Nimbus Sans L" fo:font-size="14pt" fo:font-weight="bold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Normal" style:display-name="Normal"/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Liberation Sans" fo:font-size="14pt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Heading-1" style:display-name="Heading 1" style:next-style-name="Text-body">
      <style:paragraph-properties fo:margin-top="0.423cm" fo:margin-bottom="0.212cm" style:writing-mode="lr"/>
      <style:text-properties style:font-name="Nimbus Sans L" fo:font-size="16.1000003814697pt" fo:font-weight="bold"/>
    </style:style>
  </office:styles>
  <office:automatic-styles>
    <style:page-layout style:name="Standard">
      <style:page-layout-properties fo:page-width="8.267717in" fo:page-height="11.692913in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Charlotte Hecquet</meta:initial-creator>
    <dc:creator>Charlotte Hecquet</dc:creator>
    <meta:creation-date>2013-04-09T14:29:30</meta:creation-date>
    <dc:date>2013-04-09T16:24:28</dc:date>
  </office:meta>
</office:document-meta>
</file>